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1172c9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in" style:contextual-spacing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402in" style:contextual-spacing="false"/>
      <style:text-properties fo:font-size="13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text-align="center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8pt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1" style:family="paragraph" style:parent-style-name="Header"/>
    <style:style style:name="header2" style:family="paragraph" style:parent-style-name="Header">
      <style:text-properties fo:font-weight="normal"/>
    </style:style>
    <style:style style:name="header3" style:family="paragraph" style:parent-style-name="Header">
      <style:paragraph-properties fo:text-align="start" style:justify-single-word="false"/>
      <style:text-properties fo:font-weight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2201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201in" fo:margin-left="0in" fo:margin-right="0in" fo:margin-bottom="0.0799in" fo:background-color="transparent" style:dynamic-spacing="false" draw:fill="none" draw:fill-color="#cfe7f5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1">Cabinet d'ophtalmologie GOEEN<text:line-break/>Maladie et chirurgie des yeux<text:line-break/>5-7 Rte du vélodrome<text:line-break/>Baie de l'orphelinat<text:line-break/>98800 NOUMÉA</text:p>
        <text:p text:style-name="header2">--sur rendez vous--<text:line-break/>Tél: (+687) 28 16 00 / Fax: (+687) 28 16 08<text:line-break/>Courriel: <text:a xlink:type="simple" xlink:href="mailto:ophtalmologie.goeen@gmail.com" text:style-name="Internet_20_link" text:visited-style-name="Visited_20_Internet_20_Link">ophtalmologie.goeen@gmail.com</text:a></text:p>
        <text:p text:style-name="header3"><text:span text:style-name="MT2">Dr FRANCOIS L.</text:span><text:line-break/>Ophtalmologiste<text:line-break/>Ancien chef de clinique des Hôpitaux de Bordeaux<text:line-break/>DIU de chirurgie vitréo-rétinienne</text:p>
      </style:header>
      <style:footer>
        <text:p text:style-name="Footer"><text:page-number text:select-page="current">0</text:page-number>/<text:page-count>1</text:page-count></text:p>
      </style:footer>
    </style:master-page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08T22:52:23</meta:creation-date>
    <dc:date>2021-12-20T07:25:30.676076924</dc:date>
    <meta:editing-duration>P2DT57M2S</meta:editing-duration>
    <meta:editing-cycles>17</meta:editing-cycles>
    <meta:generator>LibreOffice/7.0.4.2$Linux_X86_64 LibreOffice_project/00$Build-2</meta:generator>
    <meta:document-statistic meta:table-count="0" meta:image-count="0" meta:object-count="0" meta:page-count="1" meta:paragraph-count="4" meta:word-count="51" meta:character-count="334" meta:non-whitespace-character-count="288"/>
  </office:meta>
</office:document-meta>
</file>